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10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October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3280" calcext:value-type="float">
            <text:p><text:s/>543,280 </text:p>
          </table:table-cell>
          <table:table-cell table:style-name="ce30" office:value-type="float" office:value="2391" calcext:value-type="float">
            <text:p><text:s/>2,391 </text:p>
          </table:table-cell>
          <table:table-cell table:style-name="ce30" office:value-type="float" office:value="27553" calcext:value-type="float">
            <text:p><text:s/>27,55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90504" calcext:value-type="float">
            <text:p><text:s/>490,50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47" calcext:value-type="float">
            <text:p><text:s/>747 </text:p>
          </table:table-cell>
          <table:table-cell table:style-name="ce30" office:value-type="float" office:value="22560" calcext:value-type="float">
            <text:p><text:s/>22,5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6" calcext:value-type="float">
            <text:p><text:s/>886 </text:p>
          </table:table-cell>
          <table:table-cell table:style-name="ce30" office:value-type="float" office:value="3420" calcext:value-type="float">
            <text:p><text:s/>3,420 </text:p>
          </table:table-cell>
          <table:table-cell table:style-name="ce30" office:value-type="float" office:value="2663" calcext:value-type="float">
            <text:p><text:s/>2,663 </text:p>
          </table:table-cell>
          <table:table-cell table:style-name="ce30" office:value-type="float" office:value="757" calcext:value-type="float">
            <text:p><text:s/>757 </text:p>
          </table:table-cell>
          <table:table-cell table:style-name="ce30" office:value-type="float" office:value="139" calcext:value-type="float">
            <text:p><text:s/>139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3901" calcext:value-type="float">
            <text:p><text:s/>173,901 </text:p>
          </table:table-cell>
          <table:table-cell table:style-name="ce30" office:value-type="float" office:value="844" calcext:value-type="float">
            <text:p><text:s/>84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0922" calcext:value-type="float">
            <text:p><text:s/>160,92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80" calcext:value-type="float">
            <text:p><text:s/>380 </text:p>
          </table:table-cell>
          <table:table-cell table:style-name="ce30" office:value-type="float" office:value="11712" calcext:value-type="float">
            <text:p><text:s/>11,7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31" calcext:value-type="float">
            <text:p><text:s/>431 </text:p>
          </table:table-cell>
          <table:table-cell table:style-name="ce30" office:value-type="float" office:value="1300" calcext:value-type="float">
            <text:p><text:s/>1,300 </text:p>
          </table:table-cell>
          <table:table-cell table:style-name="ce30" office:value-type="float" office:value="1267" calcext:value-type="float">
            <text:p><text:s/>1,267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57" calcext:value-type="float">
            <text:p><text:s/>81,457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069" calcext:value-type="float">
            <text:p><text:s/>73,0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30" office:value-type="float" office:value="1468" calcext:value-type="float">
            <text:p><text:s/>1,4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0" calcext:value-type="float">
            <text:p><text:s/>140 </text:p>
          </table:table-cell>
          <table:table-cell table:style-name="ce30" office:value-type="float" office:value="435" calcext:value-type="float">
            <text:p><text:s/>435 </text:p>
          </table:table-cell>
          <table:table-cell table:style-name="ce30" office:value-type="float" office:value="353" calcext:value-type="float">
            <text:p><text:s/>353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866" calcext:value-type="float">
            <text:p><text:s/>44,866 </text:p>
          </table:table-cell>
          <table:table-cell table:style-name="ce30" office:value-type="float" office:value="162" calcext:value-type="float">
            <text:p><text:s/>162 </text:p>
          </table:table-cell>
          <table:table-cell table:style-name="ce30" office:value-type="float" office:value="6579" calcext:value-type="float">
            <text:p><text:s/>6,57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465" calcext:value-type="float">
            <text:p><text:s/>36,4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1628" calcext:value-type="float">
            <text:p><text:s/>1,6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254" calcext:value-type="float">
            <text:p><text:s/>254 </text:p>
          </table:table-cell>
          <table:table-cell table:style-name="ce30" office:value-type="float" office:value="194" calcext:value-type="float">
            <text:p><text:s/>194 </text:p>
          </table:table-cell>
          <table:table-cell table:style-name="ce30" office:value-type="float" office:value="60" calcext:value-type="float">
            <text:p><text:s/>6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006" calcext:value-type="float">
            <text:p><text:s/>20,006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18" calcext:value-type="float">
            <text:p><text:s/>15,8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88" calcext:value-type="float">
            <text:p><text:s/>4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1" calcext:value-type="float">
            <text:p><text:s/>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1105" calcext:value-type="float">
            <text:p><text:s/>111,105 </text:p>
          </table:table-cell>
          <table:table-cell table:style-name="ce30" office:value-type="float" office:value="611" calcext:value-type="float">
            <text:p><text:s/>611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760" calcext:value-type="float">
            <text:p><text:s/>107,7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2906" calcext:value-type="float">
            <text:p><text:s/>2,9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746" calcext:value-type="float">
            <text:p><text:s/>746 </text:p>
          </table:table-cell>
          <table:table-cell table:style-name="ce30" office:value-type="float" office:value="270" calcext:value-type="float">
            <text:p><text:s/>270 </text:p>
          </table:table-cell>
          <table:table-cell table:style-name="ce30" office:value-type="float" office:value="476" calcext:value-type="float">
            <text:p><text:s/>476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9392" calcext:value-type="float">
            <text:p><text:s/>109,392 </text:p>
          </table:table-cell>
          <table:table-cell table:style-name="ce30" office:value-type="float" office:value="324" calcext:value-type="float">
            <text:p><text:s/>324 </text:p>
          </table:table-cell>
          <table:table-cell table:style-name="ce30" office:value-type="float" office:value="10148" calcext:value-type="float">
            <text:p><text:s/>10,1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4532" calcext:value-type="float">
            <text:p><text:s/>94,53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4235" calcext:value-type="float">
            <text:p><text:s/>4,2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6" calcext:value-type="float">
            <text:p><text:s/>96 </text:p>
          </table:table-cell>
          <table:table-cell table:style-name="ce30" office:value-type="float" office:value="582" calcext:value-type="float">
            <text:p><text:s/>582 </text:p>
          </table:table-cell>
          <table:table-cell table:style-name="ce30" office:value-type="float" office:value="477" calcext:value-type="float">
            <text:p><text:s/>477 </text:p>
          </table:table-cell>
          <table:table-cell table:style-name="ce30" office:value-type="float" office:value="105" calcext:value-type="float">
            <text:p><text:s/>105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68" calcext:value-type="float">
            <text:p><text:s/>2,668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93" calcext:value-type="float">
            <text:p><text:s/>7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210" calcext:value-type="float">
            <text:p><text:s/>2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289" calcext:value-type="float">
            <text:p><text:s/>33,289 </text:p>
          </table:table-cell>
          <table:table-cell table:style-name="ce31" office:value-type="float" office:value="84" calcext:value-type="float">
            <text:p><text:s/>8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28" calcext:value-type="float">
            <text:p><text:s/>30,1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144" calcext:value-type="float">
            <text:p><text:s/>2,1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299" calcext:value-type="float">
            <text:p><text:s/>299 </text:p>
          </table:table-cell>
          <table:table-cell table:style-name="ce31" office:value-type="float" office:value="283" calcext:value-type="float">
            <text:p><text:s/>28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530" calcext:value-type="float">
            <text:p><text:s/>4,53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87" calcext:value-type="float">
            <text:p><text:s/>3,0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05" calcext:value-type="float">
            <text:p><text:s/>3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54" calcext:value-type="float">
            <text:p><text:s/>1,554 </text:p>
          </table:table-cell>
          <table:table-cell table:style-name="ce31" office:value-type="float" office:value="69" calcext:value-type="float">
            <text:p><text:s/>6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384" calcext:value-type="float">
            <text:p><text:s/>1,38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127" calcext:value-type="float">
            <text:p><text:s/>1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43" calcext:value-type="float">
            <text:p><text:s/>4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69" calcext:value-type="float">
            <text:p><text:s/>5,069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12" calcext:value-type="float">
            <text:p><text:s/>4,6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03" calcext:value-type="float">
            <text:p><text:s/>2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20" calcext:value-type="float">
            <text:p><text:s/>1,82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17" calcext:value-type="float">
            <text:p><text:s/>2,11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4" calcext:value-type="float">
            <text:p><text:s/>1,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6" calcext:value-type="float">
            <text:p><text:s/>6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27" calcext:value-type="float">
            <text:p><text:s/>2,3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8" calcext:value-type="float">
            <text:p><text:s/>1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03" calcext:value-type="float">
            <text:p><text:s/>13,003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5" calcext:value-type="float">
            <text:p><text:s/>12,1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32" calcext:value-type="float">
            <text:p><text:s/>5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06" calcext:value-type="float">
            <text:p><text:s/>2,606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9" calcext:value-type="float">
            <text:p><text:s/>4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157" calcext:value-type="float">
            <text:p><text:s/>17,15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69" calcext:value-type="float">
            <text:p><text:s/>16,0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2" calcext:value-type="float">
            <text:p><text:s/>1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799" calcext:value-type="float">
            <text:p><text:s/>6,799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330" calcext:value-type="float">
            <text:p><text:s/>3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945" calcext:value-type="float">
            <text:p><text:s/>5,9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90" calcext:value-type="float">
            <text:p><text:s/>4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72" calcext:value-type="float">
            <text:p><text:s/>15,87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53" calcext:value-type="float">
            <text:p><text:s/>2,55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3" calcext:value-type="float">
            <text:p><text:s/>12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1" calcext:value-type="float">
            <text:p><text:s/>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38" calcext:value-type="float">
            <text:p><text:s/>2,03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3" calcext:value-type="float">
            <text:p><text:s/>1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5" calcext:value-type="float">
            <text:p><text:s/>5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12-05T16:55:19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